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3078178755315885437" text:style-name="L1">
        <text:list-item>
          <text:p text:style-name="P4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4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4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1463378966997522084" text:style-name="L2">
        <text:list-item>
          <text:p text:style-name="P4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49">Baixem al taller per comentar el funcionament i la connexió del pont de manómetres. Comentem els components del simulador de fred.</text:p>
        </text:list-item>
      </text:list>
      <text:p text:style-name="P26"/>
      <text:p text:style-name="P26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6210715942764058780" text:style-name="L3">
        <text:list-item>
          <text:p text:style-name="P5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50">Comentat exercici 1.3-1.</text:p>
        </text:list-item>
      </text:list>
      <text:p text:style-name="P27"/>
      <text:p text:style-name="P27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654241714139192852" text:style-name="L4">
        <text:list-item>
          <text:p text:style-name="P51">Publicat codi d'accès al Classroom.</text:p>
        </text:list-item>
        <text:list-item>
          <text:p text:style-name="P60">Treball autònom tasca 1.</text:p>
        </text:list-item>
        <text:list-item>
          <text:p text:style-name="P5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8"/>
      <text:p text:style-name="P28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82711631866754" text:continue-numbering="true" text:style-name="L4">
        <text:list-item>
          <text:p text:style-name="P5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82711245814304" text:continue-numbering="true" text:style-name="L4">
        <text:list-item>
          <text:p text:style-name="P5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29"/>
      <text:p text:style-name="P42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0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34"/>
      <text:p text:style-name="P34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82712499993398" text:continue-numbering="true" text:style-name="L4">
        <text:list-item>
          <text:p text:style-name="P54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54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1">Comentem apartat 1.1 Temperatura y calor.</text:p>
        </text:list-item>
      </text:list>
      <text:p text:style-name="P35"/>
      <text:p text:style-name="P39">Di<text:span text:style-name="T12">vendres 10</text:span>/<text:span text:style-name="T7">10</text:span>/2<text:span text:style-name="T5">5</text:span></text:p>
      <text:p text:style-name="P39"/>
      <text:list xml:id="list182710979587531" text:continue-numbering="true" text:style-name="L4">
        <text:list-item>
          <text:p text:style-name="P5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2">Comentem apartat 1.2 Presión.</text:p>
        </text:list-item>
        <text:list-item>
          <text:p text:style-name="P62">Comentem apartat 1.2 Presión.</text:p>
        </text:list-item>
        <text:list-item>
          <text:p text:style-name="P62">Comentem els exercicis 1.3 Ejercicios temperatura y presión.</text:p>
        </text:list-item>
        <text:list-item>
          <text:p text:style-name="P62">Comentem apartat 1.4 Enegía y potencia</text:p>
        </text:list-item>
        <text:list-item>
          <text:p text:style-name="P63">Comentem els exercicis 1.<text:span text:style-name="T13">5</text:span> Ejercicios <text:span text:style-name="T13">energía y potencia</text:span>.</text:p>
        </text:list-item>
      </text:list>
      <text:p text:style-name="P36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40">Di<text:span text:style-name="T3">mecres</text:span><text:tab/><text:span text:style-name="T15">15</text:span>/<text:span text:style-name="T7">10</text:span>/2<text:span text:style-name="T5">5</text:span></text:p>
      <text:p text:style-name="P3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1"/>
      <text:p text:style-name="P40">Di<text:span text:style-name="T15">jous</text:span><text:tab/><text:tab/><text:span text:style-name="T15">16</text:span>/<text:span text:style-name="T7">10</text:span>/2<text:span text:style-name="T5">5</text:span></text:p>
      <text:list xml:id="list182711157785301" text:continue-numbering="true" text:style-name="L4">
        <text:list-item>
          <text:p text:style-name="P5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4">Comentem apartat 1.<text:span text:style-name="T15">5 Ejercicios energía y potencia</text:span>.</text:p>
        </text:list-item>
        <text:list-item>
          <text:p text:style-name="P64">Comentem apartat 1.<text:span text:style-name="T15">6.1 Calor específico</text:span></text:p>
        </text:list-item>
        <text:list-item>
          <text:p text:style-name="P64">Comentem apartat 1.<text:span text:style-name="T15">6.2 Calor sensible y latente</text:span></text:p>
        </text:list-item>
      </text:list>
      <text:p text:style-name="P37"/>
      <text:p text:style-name="P41">Divendres<text:tab/>17/10/25</text:p>
      <text:list xml:id="list182711627226199" text:continue-numbering="true" text:style-name="L4">
        <text:list-item>
          <text:p text:style-name="P5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5">Comentem apartat 1.6.3 Transmisión del calor</text:p>
        </text:list-item>
        <text:list-item>
          <text:p text:style-name="P65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2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3"/>
      <text:p text:style-name="P43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82712068978761" text:continue-numbering="true" text:style-name="L4">
        <text:list-item>
          <text:p text:style-name="P5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6">Comentem <text:span text:style-name="T17">exercicis 1.7-1 a 3</text:span></text:p>
        </text:list-item>
        <text:list-item>
          <text:p text:style-name="P67">Comentem apartat 1.8.1 Compresión de un gas a tempewratura constante</text:p>
        </text:list-item>
      </text:list>
      <text:p text:style-name="P38"/>
      <text:p text:style-name="P38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82711074420268" text:continue-numbering="true" text:style-name="L4">
        <text:list-item>
          <text:p text:style-name="P5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8">Comentem exercicis 1.9-1 y 2.</text:p>
        </text:list-item>
      </text:list>
      <text:p text:style-name="P69"/>
      <text:p text:style-name="P69"/>
      <text:p text:style-name="P47">Di<text:span text:style-name="T3">marts</text:span><text:tab/><text:span text:style-name="T16">28</text:span>/<text:span text:style-name="T9">10</text:span>/2<text:span text:style-name="T5">5</text:span></text:p>
      <text:p text:style-name="P47"/>
      <text:p text:style-name="P70">Baixem al taller, co<text:span text:style-name="T10">ntinuem</text:span> amb <text:a xlink:type="simple" xlink:href="https://paulinoposada.github.io/web_fred/web_fred_25_26/documents/practica_soldadura_forta.pdf">pràctica soldadura forta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8T18:27:10.652940742</dc:date>
    <meta:editing-duration>PT2H28M56S</meta:editing-duration>
    <meta:editing-cycles>215</meta:editing-cycles>
    <meta:document-statistic meta:table-count="0" meta:image-count="0" meta:object-count="0" meta:page-count="3" meta:paragraph-count="69" meta:word-count="379" meta:character-count="2483" meta:non-whitespace-character-count="2190"/>
  </office:meta>
</office:document-meta>
</file>